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7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6" table:default-cell-style-name="Default"/>
        <table:table-row table:style-name="ro1">
          <table:table-cell table:style-name="ce1" office:value-type="string" calcext:value-type="string">
            <text:p>Amazon Instant viedo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5 fold cross validation</text:p>
          </table:table-cell>
          <table:table-cell table:number-columns-repeated="6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5031" calcext:value-type="float">
            <text:p>5031</text:p>
          </table:table-cell>
          <table:table-cell table:style-name="ce2" office:value-type="string" calcext:value-type="string">
            <text:p>[0.7107 0.7421 0.7042 0.7289 0.709 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4969" calcext:value-type="float">
            <text:p>496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Automotive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4953" calcext:value-type="float">
            <text:p>4953</text:p>
          </table:table-cell>
          <table:table-cell table:style-name="ce2" office:value-type="string" calcext:value-type="string">
            <text:p>[0.7458 0.7604 0.7438 0.749 <text:s/>0.7579]</text:p>
          </table:table-cell>
          <table:table-cell table:number-columns-repeated="65"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5047" calcext:value-type="float">
            <text:p>5047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Baby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4926" calcext:value-type="float">
            <text:p>4926</text:p>
          </table:table-cell>
          <table:table-cell table:style-name="ce2" office:value-type="string" calcext:value-type="string">
            <text:p>[0.7101 0.7229 0.7044 0.7068 0.7013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5074" calcext:value-type="float">
            <text:p>507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Beauty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4926" calcext:value-type="float">
            <text:p>4926</text:p>
          </table:table-cell>
          <table:table-cell table:style-name="ce2" office:value-type="string" calcext:value-type="string">
            <text:p>[0.4954 0.2901 0.5088 0.4998 0.5284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5074" calcext:value-type="float">
            <text:p>507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4926" calcext:value-type="float">
            <text:p>4926</text:p>
          </table:table-cell>
          <table:table-cell table:style-name="ce2" office:value-type="string" calcext:value-type="string">
            <text:p>[0.6881 0.6809 0.653 <text:s/>0.2925 0.6691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5074" calcext:value-type="float">
            <text:p>507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Clothing_Accessories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91" calcext:value-type="float">
            <text:p>0.91</text:p>
          </table:table-cell>
          <table:table-cell table:style-name="ce2" office:value-type="float" office:value="4976" calcext:value-type="float">
            <text:p>4976</text:p>
          </table:table-cell>
          <table:table-cell table:style-name="ce2" office:value-type="string" calcext:value-type="string">
            <text:p>[0.8591 0.9041 0.7842 0.7895 0.8412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5024" calcext:value-type="float">
            <text:p>502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4942" calcext:value-type="float">
            <text:p>4942</text:p>
          </table:table-cell>
          <table:table-cell table:style-name="ce2" office:value-type="string" calcext:value-type="string">
            <text:p>[0.7001 0.7183 0.7243 0.6948 0.7101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5058" calcext:value-type="float">
            <text:p>505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Health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5022" calcext:value-type="float">
            <text:p>5022</text:p>
          </table:table-cell>
          <table:table-cell table:style-name="ce2" office:value-type="string" calcext:value-type="string">
            <text:p>[0.7779 0.739 <text:s/>0.7268 0.7449 0.7037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4978" calcext:value-type="float">
            <text:p>497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Home_Kitchen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5006" calcext:value-type="float">
            <text:p>5006</text:p>
          </table:table-cell>
          <table:table-cell table:style-name="ce2" office:value-type="string" calcext:value-type="string">
            <text:p>[0.7184 0.734 <text:s/>0.7251 0.7425 0.7465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4994" calcext:value-type="float">
            <text:p>499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Movies_TV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5042" calcext:value-type="float">
            <text:p>5042</text:p>
          </table:table-cell>
          <table:table-cell table:style-name="ce2" office:value-type="string" calcext:value-type="string">
            <text:p>[0.6868 0.7149 0.7167 0.6827 0.713 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4958" calcext:value-type="float">
            <text:p>495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Music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4942" calcext:value-type="float">
            <text:p>4942</text:p>
          </table:table-cell>
          <table:table-cell table:style-name="ce2" office:value-type="string" calcext:value-type="string">
            <text:p>[0.6929 0.6918 0.7038 0.7066 0.7119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5058" calcext:value-type="float">
            <text:p>505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Office_Products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4986" calcext:value-type="float">
            <text:p>4986</text:p>
          </table:table-cell>
          <table:table-cell table:style-name="ce2" office:value-type="string" calcext:value-type="string">
            <text:p>[0.7424 0.7407 0.7264 0.7338 0.7558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5014" calcext:value-type="float">
            <text:p>501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Patio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5001" calcext:value-type="float">
            <text:p>5001</text:p>
          </table:table-cell>
          <table:table-cell table:style-name="ce2" office:value-type="string" calcext:value-type="string">
            <text:p>[0.716 <text:s/>0.6973 0.7348 0.7212 0.7224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4999" calcext:value-type="float">
            <text:p>499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Pet_Supplies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4990" calcext:value-type="float">
            <text:p>4990</text:p>
          </table:table-cell>
          <table:table-cell table:style-name="ce2" office:value-type="string" calcext:value-type="string">
            <text:p>[0.7057 0.7061 0.708 <text:s/>0.7295 0.7074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5010" calcext:value-type="float">
            <text:p>501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Shoes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4945" calcext:value-type="float">
            <text:p>4945</text:p>
          </table:table-cell>
          <table:table-cell table:style-name="ce2" office:value-type="string" calcext:value-type="string">
            <text:p>[0.8693 0.8455 0.8562 0.8678 0.8494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5055" calcext:value-type="float">
            <text:p>505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Software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5000" calcext:value-type="float">
            <text:p>5000</text:p>
          </table:table-cell>
          <table:table-cell table:style-name="ce2" office:value-type="string" calcext:value-type="string">
            <text:p>[0.7112 0.7253 0.7232 0.7213 0.7016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5000" calcext:value-type="float">
            <text:p>500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Sports_Outdoor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4999" calcext:value-type="float">
            <text:p>4999</text:p>
          </table:table-cell>
          <table:table-cell table:style-name="ce2" office:value-type="string" calcext:value-type="string">
            <text:p>[0.7402 0.7374 0.7849 0.7427 0.7514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5001" calcext:value-type="float">
            <text:p>500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9" calcext:value-type="float">
            <text:p>0.79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Tools_Home_Improvement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4954" calcext:value-type="float">
            <text:p>4954</text:p>
          </table:table-cell>
          <table:table-cell table:style-name="ce2" office:value-type="string" calcext:value-type="string">
            <text:p>[0.7142 0.7278 0.7174 0.7205 0.7239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5046" calcext:value-type="float">
            <text:p>504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Toys_Games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4955" calcext:value-type="float">
            <text:p>4955</text:p>
          </table:table-cell>
          <table:table-cell table:style-name="ce2" office:value-type="string" calcext:value-type="string">
            <text:p>[0.7243 0.7472 0.7333 0.7402 0.742 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5045" calcext:value-type="float">
            <text:p>504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4" calcext:value-type="float">
            <text:p>0.74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  <table:table-row table:style-name="ro1">
          <table:table-cell table:number-columns-repeated="72"/>
        </table:table-row>
        <table:table-row table:style-name="ro1">
          <table:table-cell table:style-name="ce1" office:value-type="string" calcext:value-type="string">
            <text:p>Viedo_Games</text:p>
          </table:table-cell>
          <table:table-cell table:number-columns-repeated="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5096" calcext:value-type="float">
            <text:p>5096</text:p>
          </table:table-cell>
          <table:table-cell table:style-name="ce2" office:value-type="string" calcext:value-type="string">
            <text:p>[0.7121 0.7054 0.6965 0.7068 0.6976]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4904" calcext:value-type="float">
            <text:p>490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10000" calcext:value-type="float">
            <text:p>10000</text:p>
          </table:table-cell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0:04:11.860118719</meta:creation-date>
    <dc:date>2019-02-19T12:25:46.754802306</dc:date>
    <meta:editing-duration>PT1H23M19S</meta:editing-duration>
    <meta:editing-cycles>5</meta:editing-cycles>
    <meta:generator>LibreOffice/5.1.6.2$Linux_X86_64 LibreOffice_project/10m0$Build-2</meta:generator>
    <meta:document-statistic meta:table-count="1" meta:cell-count="346" meta:object-count="0"/>
  </office:meta>
</office:document-meta>
</file>